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ott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303cm" svg:height="2.54cm" svg:x="1.016cm" svg:y="1.016cm">
          <text:p text:style-name="P1"><text:span text:style-name="T1">IP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953cm" svg:height="2.54cm" svg:x="1.016cm" svg:y="7.493cm">
          <text:p text:style-name="P1"><text:span text:style-name="T1">Network </text:span></text:p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953cm" svg:height="2.413cm" svg:x="7.366cm" svg:y="7.493cm">
          <text:p text:style-name="P1"><text:span text:style-name="T1">Tun/Tap </text:span></text:p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11.303cm" svg:height="1.27cm" svg:x="0.889cm" svg:y="4.826cm">
          <text:p text:style-name="P1"><text:span text:style-name="T1">Packet Monitor Hoo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778cm" svg:height="2.221cm" svg:x="13.716cm" svg:y="4.356cm">
          <text:p text:style-name="P1"><text:span text:style-name="T1">Packet </text:span></text:p>
          <text:p text:style-name="P1"><text:span text:style-name="T1">Mon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716cm" svg:y1="5.467cm" svg:x2="12.192cm" svg:y2="5.461cm" draw:start-shape="id1" draw:start-glue-point="5" draw:end-shape="id2" draw:end-glue-point="1" svg:d="m13716 5467h-763v-6h-761" svg:viewBox="0 0 1525 7">
          <text:p/>
        </draw:connector>
        <draw:polyline draw:style-name="gr4" draw:text-style-name="P1" draw:layer="layout" svg:width="9.905cm" svg:height="10.286cm" draw:transform="rotate (1.5707963267949) translate (1.524cm 11.176cm)" svg:viewBox="0 0 9906 10287" draw:points="0,3703 8128,3703 8128,6584 0,6447 0,10287 9906,10287 9906,0 0,0">
          <text:p/>
        </draw:polyline>
        <draw:line draw:style-name="gr5" draw:text-style-name="P1" draw:layer="layout" svg:x1="5.207cm" svg:y1="6.858cm" svg:x2="5.207cm" svg:y2="6.096cm">
          <text:p/>
        </draw:line>
        <draw:line draw:style-name="gr5" draw:text-style-name="P1" draw:layer="layout" svg:x1="7.239cm" svg:y1="1.27cm" svg:x2="6.35cm" svg:y2="1.27cm">
          <text:p/>
        </draw:line>
        <draw:line draw:style-name="gr5" draw:text-style-name="P1" draw:layer="layout" svg:x1="9.906cm" svg:y1="11.176cm" svg:x2="10.414cm" svg:y2="11.176cm">
          <text:p/>
        </draw:line>
        <draw:line draw:style-name="gr5" draw:text-style-name="P1" draw:layer="layout" svg:x1="11.811cm" svg:y1="7.112cm" svg:x2="11.811cm" svg:y2="6.096cm">
          <text:p/>
        </draw:line>
        <draw:line draw:style-name="gr5" draw:text-style-name="P1" draw:layer="layout" svg:x1="1.524cm" svg:y1="6.223cm" svg:x2="1.524cm" svg:y2="7.112cm">
          <text:p/>
        </draw:line>
        <draw:line draw:style-name="gr5" draw:text-style-name="P1" draw:layer="layout" svg:x1="5.842cm" svg:y1="3.048cm" svg:x2="6.985cm" svg:y2="3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18.415cm" fo:page-height="12.0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Rao</meta:initial-creator>
    <meta:creation-date>2013-05-21T16:21:00</meta:creation-date>
    <dc:date>2013-05-21T16:47:05</dc:date>
    <dc:creator>Ashwin Rao</dc:creator>
    <meta:editing-duration>PT10M55S</meta:editing-duration>
    <meta:editing-cycles>1</meta:editing-cycles>
    <meta:document-statistic meta:object-count="13"/>
    <meta:generator>LibreOffice/3.5$Linux_X86_64 LibreOffice_project/350m1$Build-2</meta:generator>
  </office:meta>
</office:document-meta>
</file>